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adora White</text:p>
      <text:p text:style-name="P1">Week 8</text:p>
      <text:p text:style-name="P1">11/4/15</text:p>
      <text:p text:style-name="P1"/>
      <text:p text:style-name="P5">Professional Problem 3.5</text:p>
      <text:p text:style-name="P2"/>
      <text:p text:style-name="P3">The Right Ellipse</text:p>
      <text:p text:style-name="P4">Professional Problem 3.5: <text:span text:style-name="T1">Consider an ellipse centered at the point (h,k). Find </text:span><text:span text:style-name="T2">all </text:span><text:span text:style-name="T4">points P on the ellipse for which the tangent line at P is perpendicular to the line through P and (h,k). Explain what this means in the special case when the ellipse is a circle</text:span></text:p>
      <text:p text:style-name="P4"><text:span text:style-name="T4"/></text:p>
      <text:p text:style-name="P4"><text:span text:style-name="T4"><text:tab/>The equation of an ellipse centered at (h,k) is given by,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><text:tab/>where a and b are positive numbers.</text:span></text:p>
      <text:p text:style-name="P4"><text:span text:style-name="T4"/></text:p>
      <text:p text:style-name="P4"><text:span text:style-name="T4"><text:tab/>In order to find all points P on the ellipse for which the tangent line at P is perpendicular to the line through P and (h,k) we will need to find the slope of the tangent line at </text:span><text:span text:style-name="T3">P, </text:span><text:span text:style-name="T5"><text:s/>which we can do by using implicit differentiation,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><text:tab/>Next, for our purposes the point </text:span><text:span text:style-name="T3">P</text:span><text:span text:style-name="T5">, will be given by (p,q). Then, <text:s/>we can find the slope of the line from (h,k) to </text:span><text:span text:style-name="T3">P</text:span><text:span text:style-name="T5">. 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><text:tab/>In order for the tangent line from (h,k) to point </text:span><text:span text:style-name="T3">P</text:span><text:span text:style-name="T5"> to be perpendicular, their slopes must be negative reciprocals of one another, or their slopes when multiplied together must be -1.</text:span></text:p>
      <text:p text:style-name="P4"><text:span text:style-name="T5"><text:tab/>Therefore,</text:span></text:p>
      <text:p text:style-name="P4"><text:span text:style-name="T5"/></text:p>
      <text:p text:style-name="P4"><text:span text:style-name="T5"/></text:p>
      <text:p text:style-name="P4"><text:span text:style-name="T5"><text:tab/></text:span></text:p>
      <text:p text:style-name="P4"><text:span text:style-name="T5"><text:tab/>We exclude the cases where p = h or q = k because otherwise we are dividing by zero. We will address these issues later.</text:span></text:p>
      <text:p text:style-name="P4"><text:span text:style-name="T5"><text:tab/>We then get,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><text:tab/>Since you can't have any negative numbers this means a = b. This brings us to the special case of when the ellipse is a circle, because by the equation of the circle, when the ellipse has its major and minor axes similar or a = b, then it must be a circle. This means that when you exclude the cases of p = h and q = k , the ellipse must be a circle in order to have any cases where this is true. </text:span></text:p>
      <text:p text:style-name="P4"><text:span text:style-name="T5"/></text:p>
      <text:p text:style-name="P4"><text:soft-page-break/><text:span text:style-name="T5"><text:tab/>However, it is possible for the tangent line to be perpendicular to the line from </text:span><text:span text:style-name="T3">P</text:span><text:span text:style-name="T5"> to (h,k) in an ellipse. This can be shown in two cases (1) h=p and (2) q = k. </text:span></text:p>
      <text:p text:style-name="P4"><text:span text:style-name="T5"><text:tab/>If p = h, we then find the slope of the tangent line using equation 1 and substituting in p and q. We get,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><text:tab/>Then substituting in h for p we get,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><text:tab/>This means that the tangent line is horizontal when p = h. We can then find slope of the line from (h,k) to the point </text:span><text:span text:style-name="T3">P</text:span><text:span text:style-name="T5"> by using equation 2 and substituting in p and q. </text:span></text:p>
      <text:p text:style-name="P4"><text:span text:style-name="T5">We get,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><text:tab/>Then substituting in h for p we get,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><text:tab/>This means that the line from (h,k) to P is vertical and the tangent line is horizontal. Therefore, the line are perpendicular.</text:span></text:p>
      <text:p text:style-name="P4"><text:span text:style-name="T5"><text:tab/>This can also be said for when k = q, and by the same logic as before. When k = q, the tangent line and the line from (h,k) to point </text:span><text:span text:style-name="T3">P</text:span><text:span text:style-name="T5"> must be perpendicular.</text:span></text:p>
      <text:p text:style-name="P4"><text:span text:style-name="T5"/></text:p>
      <text:p text:style-name="P4"><text:span text:style-name="T5"><text:tab/>Therefore, the points at which the lines are perpendicular are given as follows,</text:span></text:p>
      <text:p text:style-name="P4"><text:span text:style-name="T5"/></text:p>
      <text:p text:style-name="P4"><text:span text:style-name="T5"/></text:p>
      <text:p text:style-name="P4"><text:span text:style-name="T5"><text:tab/>In conclusion, the tangent line to an ellipse is perpendicular to the line from the center to a point </text:span><text:span text:style-name="T3">P</text:span><text:span text:style-name="T5"> is true at all points if the ellipse is a circle. However, in the special cases where the tangent line is <text:s/>horizontal or vertical the ellipse does not necessarily have to be a circle in order for this to be true. The points on the ellipse for these points is given above. 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><text:tab/></text:span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8:13:10</meta:creation-date>
    <dc:date>2015-11-04T19:25:39</dc:date>
    <meta:editing-duration>PT1H12M29S</meta:editing-duration>
    <meta:editing-cycles>2</meta:editing-cycles>
    <meta:generator>OpenOffice.org/3.4.1$Unix OpenOffice.org_project/341m1$Build-9593</meta:generator>
    <meta:print-date>2015-11-04T19:12:38</meta:print-date>
    <meta:document-statistic meta:table-count="0" meta:image-count="0" meta:object-count="0" meta:page-count="2" meta:paragraph-count="27" meta:word-count="551" meta:character-count="2771"/>
  </office:meta>
</office:document-meta>
</file>